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4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order="0.06pt solid #000000"/>
    </style:style>
    <style:style style:name="ce12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43">
      <style:table-cell-properties fo:border="0.06pt solid #000000"/>
    </style:style>
    <style:style style:name="ce6" style:family="table-cell" style:parent-style-name="Default" style:data-style-name="N143"/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48" table:default-cell-style-name="Default"/>
        <table:table-column table:style-name="co4" table:number-columns-repeated="770" table:default-cell-style-name="Default"/>
        <table:table-row table:style-name="ro1">
          <table:table-cell table:style-name="ce1" office:value-type="string" calcext:value-type="string">
            <text:p>PERFECT-SYSTEM S.A. (Ventas de Diciembre)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ECIO UN.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DTO.</text:p>
          </table:table-cell>
          <table:table-cell table:style-name="ce2" office:value-type="string" calcext:value-type="string">
            <text:p>CUOTA IVA</text:p>
          </table:table-cell>
          <table:table-cell table:style-name="ce2" office:value-type="string" calcext:value-type="string">
            <text:p>IMPORTE TOTAL</text:p>
          </table:table-cell>
          <table:table-cell table:style-name="ce7" table:number-columns-repeated="1017"/>
        </table:table-row>
        <table:table-row table:style-name="ro1">
          <table:table-cell table:style-name="ce3" office:value-type="string" calcext:value-type="string">
            <text:p>DX386-40</text:p>
          </table:table-cell>
          <table:table-cell table:style-name="ce11" office:value-type="float" office:value="25" calcext:value-type="float">
            <text:p>25,00</text:p>
          </table:table-cell>
          <table:table-cell table:style-name="ce11" office:value-type="float" office:value="775.31" calcext:value-type="float">
            <text:p>775,31</text:p>
          </table:table-cell>
          <table:table-cell table:style-name="ce11" table:formula="of:=[.$B4]*[.$C4]" office:value-type="float" office:value="19382.75" calcext:value-type="float">
            <text:p>19.382,75</text:p>
          </table:table-cell>
          <table:table-cell table:style-name="ce11" table:formula="of:=[.$D4]*[.$G$19]" office:value-type="float" office:value="969.1375" calcext:value-type="float">
            <text:p>969,14</text:p>
          </table:table-cell>
          <table:table-cell table:style-name="ce11" table:formula="of:=ORG.LIBREOFFICE.RAWSUBTRACT([.$D4];[.$E4])*[.$G$20]" office:value-type="float" office:value="3866.858625" calcext:value-type="float">
            <text:p>3.866,86</text:p>
          </table:table-cell>
          <table:table-cell table:style-name="ce11" table:formula="of:=ORG.LIBREOFFICE.RAWSUBTRACT([.$D4];[.$E4])+[.$F4]" office:value-type="float" office:value="22280.471125" calcext:value-type="float">
            <text:p>22.280,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X486-20</text:p>
          </table:table-cell>
          <table:table-cell table:style-name="ce11" office:value-type="float" office:value="13" calcext:value-type="float">
            <text:p>13,00</text:p>
          </table:table-cell>
          <table:table-cell table:style-name="ce11" office:value-type="float" office:value="1135.91" calcext:value-type="float">
            <text:p>1.135,91</text:p>
          </table:table-cell>
          <table:table-cell table:style-name="ce11" table:formula="of:=[.$B5]*[.$C5]" office:value-type="float" office:value="14766.83" calcext:value-type="float">
            <text:p>14.766,83</text:p>
          </table:table-cell>
          <table:table-cell table:style-name="ce11" table:formula="of:=[.$D5]*[.$G$19]" office:value-type="float" office:value="738.3415" calcext:value-type="float">
            <text:p>738,34</text:p>
          </table:table-cell>
          <table:table-cell table:style-name="ce11" table:formula="of:=ORG.LIBREOFFICE.RAWSUBTRACT([.$D5];[.$E5])*[.$G$20]" office:value-type="float" office:value="2945.982585" calcext:value-type="float">
            <text:p>2.945,98</text:p>
          </table:table-cell>
          <table:table-cell table:style-name="ce11" table:formula="of:=ORG.LIBREOFFICE.RAWSUBTRACT([.$D5];[.$E5])+[.$F5]" office:value-type="float" office:value="16974.471085" calcext:value-type="float">
            <text:p>16.974,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X486-33</text:p>
          </table:table-cell>
          <table:table-cell table:style-name="ce11" office:value-type="float" office:value="16" calcext:value-type="float">
            <text:p>16,00</text:p>
          </table:table-cell>
          <table:table-cell table:style-name="ce11" office:value-type="float" office:value="1015.71" calcext:value-type="float">
            <text:p>1.015,71</text:p>
          </table:table-cell>
          <table:table-cell table:style-name="ce11" table:formula="of:=[.$B6]*[.$C6]" office:value-type="float" office:value="16251.36" calcext:value-type="float">
            <text:p>16.251,36</text:p>
          </table:table-cell>
          <table:table-cell table:style-name="ce11" table:formula="of:=[.$D6]*[.$G$19]" office:value-type="float" office:value="812.568" calcext:value-type="float">
            <text:p>812,57</text:p>
          </table:table-cell>
          <table:table-cell table:style-name="ce11" table:formula="of:=ORG.LIBREOFFICE.RAWSUBTRACT([.$D6];[.$E6])*[.$G$20]" office:value-type="float" office:value="3242.14632" calcext:value-type="float">
            <text:p>3.242,15</text:p>
          </table:table-cell>
          <table:table-cell table:style-name="ce11" table:formula="of:=ORG.LIBREOFFICE.RAWSUBTRACT([.$D6];[.$E6])+[.$F6]" office:value-type="float" office:value="18680.93832" calcext:value-type="float">
            <text:p>18.680,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X486-S/50</text:p>
          </table:table-cell>
          <table:table-cell table:style-name="ce11" office:value-type="float" office:value="14" calcext:value-type="float">
            <text:p>14,00</text:p>
          </table:table-cell>
          <table:table-cell table:style-name="ce11" office:value-type="float" office:value="1051.77" calcext:value-type="float">
            <text:p>1.051,77</text:p>
          </table:table-cell>
          <table:table-cell table:style-name="ce11" table:formula="of:=[.$B7]*[.$C7]" office:value-type="float" office:value="14724.78" calcext:value-type="float">
            <text:p>14.724,78</text:p>
          </table:table-cell>
          <table:table-cell table:style-name="ce11" table:formula="of:=[.$D7]*[.$G$19]" office:value-type="float" office:value="736.239" calcext:value-type="float">
            <text:p>736,24</text:p>
          </table:table-cell>
          <table:table-cell table:style-name="ce11" table:formula="of:=ORG.LIBREOFFICE.RAWSUBTRACT([.$D7];[.$E7])*[.$G$20]" office:value-type="float" office:value="2937.59361" calcext:value-type="float">
            <text:p>2.937,59</text:p>
          </table:table-cell>
          <table:table-cell table:style-name="ce11" table:formula="of:=ORG.LIBREOFFICE.RAWSUBTRACT([.$D7];[.$E7])+[.$F7]" office:value-type="float" office:value="16926.13461" calcext:value-type="float">
            <text:p>16.926,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X86-50</text:p>
          </table:table-cell>
          <table:table-cell table:style-name="ce11" office:value-type="float" office:value="13" calcext:value-type="float">
            <text:p>13,00</text:p>
          </table:table-cell>
          <table:table-cell table:style-name="ce11" office:value-type="float" office:value="1256.12" calcext:value-type="float">
            <text:p>1.256,12</text:p>
          </table:table-cell>
          <table:table-cell table:style-name="ce11" table:formula="of:=[.$B8]*[.$C8]" office:value-type="float" office:value="16329.56" calcext:value-type="float">
            <text:p>16.329,56</text:p>
          </table:table-cell>
          <table:table-cell table:style-name="ce11" table:formula="of:=[.$D8]*[.$G$19]" office:value-type="float" office:value="816.478" calcext:value-type="float">
            <text:p>816,48</text:p>
          </table:table-cell>
          <table:table-cell table:style-name="ce11" table:formula="of:=ORG.LIBREOFFICE.RAWSUBTRACT([.$D8];[.$E8])*[.$G$20]" office:value-type="float" office:value="3257.74722" calcext:value-type="float">
            <text:p>3.257,75</text:p>
          </table:table-cell>
          <table:table-cell table:style-name="ce11" table:formula="of:=ORG.LIBREOFFICE.RAWSUBTRACT([.$D8];[.$E8])+[.$F8]" office:value-type="float" office:value="18770.82922" calcext:value-type="float">
            <text:p>18.770,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X486-2/66</text:p>
          </table:table-cell>
          <table:table-cell table:style-name="ce11" office:value-type="float" office:value="11" calcext:value-type="float">
            <text:p>11,00</text:p>
          </table:table-cell>
          <table:table-cell table:style-name="ce11" office:value-type="float" office:value="1340.26" calcext:value-type="float">
            <text:p>1.340,26</text:p>
          </table:table-cell>
          <table:table-cell table:style-name="ce11" table:formula="of:=[.$B9]*[.$C9]" office:value-type="float" office:value="14742.86" calcext:value-type="float">
            <text:p>14.742,86</text:p>
          </table:table-cell>
          <table:table-cell table:style-name="ce11" table:formula="of:=[.$D9]*[.$G$19]" office:value-type="float" office:value="737.143" calcext:value-type="float">
            <text:p>737,14</text:p>
          </table:table-cell>
          <table:table-cell table:style-name="ce11" table:formula="of:=ORG.LIBREOFFICE.RAWSUBTRACT([.$D9];[.$E9])*[.$G$20]" office:value-type="float" office:value="2941.20057" calcext:value-type="float">
            <text:p>2.941,20</text:p>
          </table:table-cell>
          <table:table-cell table:style-name="ce11" table:formula="of:=ORG.LIBREOFFICE.RAWSUBTRACT([.$D9];[.$E9])+[.$F9]" office:value-type="float" office:value="16946.91757" calcext:value-type="float">
            <text:p>16.946,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X386-20</text:p>
          </table:table-cell>
          <table:table-cell table:style-name="ce11" office:value-type="float" office:value="13" calcext:value-type="float">
            <text:p>13,00</text:p>
          </table:table-cell>
          <table:table-cell table:style-name="ce11" office:value-type="float" office:value="1724.9" calcext:value-type="float">
            <text:p>1.724,90</text:p>
          </table:table-cell>
          <table:table-cell table:style-name="ce11" table:formula="of:=[.$B10]*[.$C10]" office:value-type="float" office:value="22423.7" calcext:value-type="float">
            <text:p>22.423,70</text:p>
          </table:table-cell>
          <table:table-cell table:style-name="ce11" table:formula="of:=[.$D10]*[.$G$19]" office:value-type="float" office:value="1121.185" calcext:value-type="float">
            <text:p>1.121,19</text:p>
          </table:table-cell>
          <table:table-cell table:style-name="ce11" table:formula="of:=ORG.LIBREOFFICE.RAWSUBTRACT([.$D10];[.$E10])*[.$G$20]" office:value-type="float" office:value="4473.52815" calcext:value-type="float">
            <text:p>4.473,53</text:p>
          </table:table-cell>
          <table:table-cell table:style-name="ce11" table:formula="of:=ORG.LIBREOFFICE.RAWSUBTRACT([.$D10];[.$E10])+[.$F10]" office:value-type="float" office:value="25776.04315" calcext:value-type="float">
            <text:p>25.776,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X386-25</text:p>
          </table:table-cell>
          <table:table-cell table:style-name="ce11" office:value-type="float" office:value="15" calcext:value-type="float">
            <text:p>15,00</text:p>
          </table:table-cell>
          <table:table-cell table:style-name="ce11" office:value-type="float" office:value="1436.42" calcext:value-type="float">
            <text:p>1.436,42</text:p>
          </table:table-cell>
          <table:table-cell table:style-name="ce11" table:formula="of:=[.$B11]*[.$C11]" office:value-type="float" office:value="21546.3" calcext:value-type="float">
            <text:p>21.546,30</text:p>
          </table:table-cell>
          <table:table-cell table:style-name="ce11" table:formula="of:=[.$D11]*[.$G$19]" office:value-type="float" office:value="1077.315" calcext:value-type="float">
            <text:p>1.077,32</text:p>
          </table:table-cell>
          <table:table-cell table:style-name="ce11" table:formula="of:=ORG.LIBREOFFICE.RAWSUBTRACT([.$D11];[.$E11])*[.$G$20]" office:value-type="float" office:value="4298.48685" calcext:value-type="float">
            <text:p>4.298,49</text:p>
          </table:table-cell>
          <table:table-cell table:style-name="ce11" table:formula="of:=ORG.LIBREOFFICE.RAWSUBTRACT([.$D11];[.$E11])+[.$F11]" office:value-type="float" office:value="24767.47185" calcext:value-type="float">
            <text:p>24.767,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B386-33</text:p>
          </table:table-cell>
          <table:table-cell table:style-name="ce11" office:value-type="float" office:value="18" calcext:value-type="float">
            <text:p>18,00</text:p>
          </table:table-cell>
          <table:table-cell table:style-name="ce11" office:value-type="float" office:value="835.41" calcext:value-type="float">
            <text:p>835,41</text:p>
          </table:table-cell>
          <table:table-cell table:style-name="ce11" table:formula="of:=[.$B12]*[.$C12]" office:value-type="float" office:value="15037.38" calcext:value-type="float">
            <text:p>15.037,38</text:p>
          </table:table-cell>
          <table:table-cell table:style-name="ce11" table:formula="of:=[.$D12]*[.$G$19]" office:value-type="float" office:value="751.869" calcext:value-type="float">
            <text:p>751,87</text:p>
          </table:table-cell>
          <table:table-cell table:style-name="ce11" table:formula="of:=ORG.LIBREOFFICE.RAWSUBTRACT([.$D12];[.$E12])*[.$G$20]" office:value-type="float" office:value="2999.95731" calcext:value-type="float">
            <text:p>2.999,96</text:p>
          </table:table-cell>
          <table:table-cell table:style-name="ce11" table:formula="of:=ORG.LIBREOFFICE.RAWSUBTRACT([.$D12];[.$E12])+[.$F12]" office:value-type="float" office:value="17285.46831" calcext:value-type="float">
            <text:p>17.285,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B386-40</text:p>
          </table:table-cell>
          <table:table-cell table:style-name="ce11" office:value-type="float" office:value="16" calcext:value-type="float">
            <text:p>16,00</text:p>
          </table:table-cell>
          <table:table-cell table:style-name="ce11" office:value-type="float" office:value="727.22" calcext:value-type="float">
            <text:p>727,22</text:p>
          </table:table-cell>
          <table:table-cell table:style-name="ce11" table:formula="of:=[.$B13]*[.$C13]" office:value-type="float" office:value="11635.52" calcext:value-type="float">
            <text:p>11.635,52</text:p>
          </table:table-cell>
          <table:table-cell table:style-name="ce11" table:formula="of:=[.$D13]*[.$G$19]" office:value-type="float" office:value="581.776" calcext:value-type="float">
            <text:p>581,78</text:p>
          </table:table-cell>
          <table:table-cell table:style-name="ce11" table:formula="of:=ORG.LIBREOFFICE.RAWSUBTRACT([.$D13];[.$E13])*[.$G$20]" office:value-type="float" office:value="2321.28624" calcext:value-type="float">
            <text:p>2.321,29</text:p>
          </table:table-cell>
          <table:table-cell table:style-name="ce11" table:formula="of:=ORG.LIBREOFFICE.RAWSUBTRACT([.$D13];[.$E13])+[.$F13]" office:value-type="float" office:value="13375.03024" calcext:value-type="float">
            <text:p>13.375,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B486-33</text:p>
          </table:table-cell>
          <table:table-cell table:style-name="ce11" office:value-type="float" office:value="24" calcext:value-type="float">
            <text:p>24,00</text:p>
          </table:table-cell>
          <table:table-cell table:style-name="ce11" office:value-type="float" office:value="588.99" calcext:value-type="float">
            <text:p>588,99</text:p>
          </table:table-cell>
          <table:table-cell table:style-name="ce11" table:formula="of:=[.$B14]*[.$C14]" office:value-type="float" office:value="14135.76" calcext:value-type="float">
            <text:p>14.135,76</text:p>
          </table:table-cell>
          <table:table-cell table:style-name="ce11" table:formula="of:=[.$D14]*[.$G$19]" office:value-type="float" office:value="706.788" calcext:value-type="float">
            <text:p>706,79</text:p>
          </table:table-cell>
          <table:table-cell table:style-name="ce11" table:formula="of:=ORG.LIBREOFFICE.RAWSUBTRACT([.$D14];[.$E14])*[.$G$20]" office:value-type="float" office:value="2820.08412" calcext:value-type="float">
            <text:p>2.820,08</text:p>
          </table:table-cell>
          <table:table-cell table:style-name="ce11" table:formula="of:=ORG.LIBREOFFICE.RAWSUBTRACT([.$D14];[.$E14])+[.$F14]" office:value-type="float" office:value="16249.05612" calcext:value-type="float">
            <text:p>16.249,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B486-50</text:p>
          </table:table-cell>
          <table:table-cell table:style-name="ce11" office:value-type="float" office:value="12" calcext:value-type="float">
            <text:p>12,00</text:p>
          </table:table-cell>
          <table:table-cell table:style-name="ce11" office:value-type="float" office:value="1857.13" calcext:value-type="float">
            <text:p>1.857,13</text:p>
          </table:table-cell>
          <table:table-cell table:style-name="ce11" table:formula="of:=[.$B15]*[.$C15]" office:value-type="float" office:value="22285.56" calcext:value-type="float">
            <text:p>22.285,56</text:p>
          </table:table-cell>
          <table:table-cell table:style-name="ce11" table:formula="of:=[.$D15]*[.$G$19]" office:value-type="float" office:value="1114.278" calcext:value-type="float">
            <text:p>1.114,28</text:p>
          </table:table-cell>
          <table:table-cell table:style-name="ce11" table:formula="of:=ORG.LIBREOFFICE.RAWSUBTRACT([.$D15];[.$E15])*[.$G$20]" office:value-type="float" office:value="4445.96922" calcext:value-type="float">
            <text:p>4.445,97</text:p>
          </table:table-cell>
          <table:table-cell table:style-name="ce11" table:formula="of:=ORG.LIBREOFFICE.RAWSUBTRACT([.$D15];[.$E15])+[.$F15]" office:value-type="float" office:value="25617.25122" calcext:value-type="float">
            <text:p>25.617,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B486-66</text:p>
          </table:table-cell>
          <table:table-cell table:style-name="ce11" office:value-type="float" office:value="14" calcext:value-type="float">
            <text:p>14,00</text:p>
          </table:table-cell>
          <table:table-cell table:style-name="ce11" office:value-type="float" office:value="1411.78" calcext:value-type="float">
            <text:p>1.411,78</text:p>
          </table:table-cell>
          <table:table-cell table:style-name="ce11" table:formula="of:=[.$B16]*[.$C16]" office:value-type="float" office:value="19764.92" calcext:value-type="float">
            <text:p>19.764,92</text:p>
          </table:table-cell>
          <table:table-cell table:style-name="ce11" table:formula="of:=[.$D16]*[.$G$19]" office:value-type="float" office:value="988.246" calcext:value-type="float">
            <text:p>988,25</text:p>
          </table:table-cell>
          <table:table-cell table:style-name="ce11" table:formula="of:=ORG.LIBREOFFICE.RAWSUBTRACT([.$D16];[.$E16])*[.$G$20]" office:value-type="float" office:value="3943.10154" calcext:value-type="float">
            <text:p>3.943,10</text:p>
          </table:table-cell>
          <table:table-cell table:style-name="ce11" table:formula="of:=ORG.LIBREOFFICE.RAWSUBTRACT([.$D16];[.$E16])+[.$F16]" office:value-type="float" office:value="22719.77554" calcext:value-type="float">
            <text:p>22.719,7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ES</text:p>
          </table:table-cell>
          <table:table-cell table:style-name="ce12" table:formula="of:=SUM([.B$4];[.B$5];[.B$6];[.B$7];[.B$8];[.B$9];[.B$10];[.B$11];[.B$12];[.B$13];[.B$14];[.B$15];[.B$16])" office:value-type="float" office:value="204" calcext:value-type="float">
            <text:p>204,00</text:p>
          </table:table-cell>
          <table:table-cell table:style-name="ce12"/>
          <table:table-cell table:style-name="ce12" table:formula="of:=SUM([.D$4];[.D$5];[.D$6];[.D$7];[.D$8];[.D$9];[.D$10];[.D$11];[.D$12];[.D$13];[.D$14];[.D$15];[.D$16])" office:value-type="float" office:value="223027.28" calcext:value-type="float">
            <text:p>223.027,28</text:p>
          </table:table-cell>
          <table:table-cell table:style-name="ce12" table:formula="of:=SUM([.E$4];[.E$5];[.E$6];[.E$7];[.E$8];[.E$9];[.E$10];[.E$11];[.E$12];[.E$13];[.E$14];[.E$15];[.E$16])" office:value-type="float" office:value="11151.364" calcext:value-type="float">
            <text:p>11.151,36</text:p>
          </table:table-cell>
          <table:table-cell table:style-name="ce12" table:formula="of:=SUM([.F$4];[.F$5];[.F$6];[.F$7];[.F$8];[.F$9];[.F$10];[.F$11];[.F$12];[.F$13];[.F$14];[.F$15];[.F$16])" office:value-type="float" office:value="44493.94236" calcext:value-type="float">
            <text:p>44.493,94</text:p>
          </table:table-cell>
          <table:table-cell table:style-name="ce12" table:formula="of:=SUM([.G$4];[.G$5];[.G$6];[.G$7];[.G$8];[.G$9];[.G$10];[.G$11];[.G$12];[.G$13];[.G$14];[.G$15];[.G$16])" office:value-type="float" office:value="256369.85836" calcext:value-type="float">
            <text:p>256.369,86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string" calcext:value-type="string">
            <text:p>DTO</text:p>
          </table:table-cell>
          <table:table-cell table:style-name="ce5" office:value-type="percentage" office:value="0.05" calcext:value-type="percentage">
            <text:p>5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IVA</text:p>
          </table:table-cell>
          <table:table-cell table:style-name="ce5" office:value-type="percentage" office:value="0.21" calcext:value-type="percentage">
            <text:p>21%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ROMEDIO:</text:p>
          </table:table-cell>
          <table:table-cell table:style-name="ce11" table:formula="of:=AVERAGE([.B$4:.B$16])" office:value-type="float" office:value="15.6923076923077" calcext:value-type="float">
            <text:p>15,69</text:p>
          </table:table-cell>
          <table:table-cell table:style-name="ce11" table:formula="of:=AVERAGE([.C$4:.C$16])" office:value-type="float" office:value="1165.91769230769" calcext:value-type="float">
            <text:p>1.165,92</text:p>
          </table:table-cell>
          <table:table-cell table:style-name="ce11" table:formula="of:=AVERAGE([.D$4:.D$16])" office:value-type="float" office:value="17155.9446153846" calcext:value-type="float">
            <text:p>17.155,94</text:p>
          </table:table-cell>
          <table:table-cell table:style-name="ce11" table:formula="of:=AVERAGE([.E$4:.E$16])" office:value-type="float" office:value="857.797230769231" calcext:value-type="float">
            <text:p>857,80</text:p>
          </table:table-cell>
          <table:table-cell table:style-name="ce11" table:formula="of:=AVERAGE([.F$4:.F$16])" office:value-type="float" office:value="3422.61095076923" calcext:value-type="float">
            <text:p>3.422,61</text:p>
          </table:table-cell>
          <table:table-cell table:style-name="ce11" table:formula="of:=AVERAGE([.G$4:.G$16])" office:value-type="float" office:value="19720.7583353846" calcext:value-type="float">
            <text:p>19.720,7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ÁXIMO:</text:p>
          </table:table-cell>
          <table:table-cell table:style-name="ce11" table:formula="of:=MAX([.B$4:.B$16])" office:value-type="float" office:value="25" calcext:value-type="float">
            <text:p>25,00</text:p>
          </table:table-cell>
          <table:table-cell table:style-name="ce11" table:formula="of:=MAX([.C$4:.C$16])" office:value-type="float" office:value="1857.13" calcext:value-type="float">
            <text:p>1.857,13</text:p>
          </table:table-cell>
          <table:table-cell table:style-name="ce11" table:formula="of:=MAX([.D$4:.D$16])" office:value-type="float" office:value="22423.7" calcext:value-type="float">
            <text:p>22.423,70</text:p>
          </table:table-cell>
          <table:table-cell table:style-name="ce11" table:formula="of:=MAX([.E$4:.E$16])" office:value-type="float" office:value="1121.185" calcext:value-type="float">
            <text:p>1.121,19</text:p>
          </table:table-cell>
          <table:table-cell table:style-name="ce11" table:formula="of:=MAX([.F$4:.F$16])" office:value-type="float" office:value="4473.52815" calcext:value-type="float">
            <text:p>4.473,53</text:p>
          </table:table-cell>
          <table:table-cell table:style-name="ce11" table:formula="of:=MAX([.G$4:.G$16])" office:value-type="float" office:value="25776.04315" calcext:value-type="float">
            <text:p>25.776,0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ÍNIMO</text:p>
          </table:table-cell>
          <table:table-cell table:style-name="ce11" table:formula="of:=MIN([.B$4:.B$16])" office:value-type="float" office:value="11" calcext:value-type="float">
            <text:p>11,00</text:p>
          </table:table-cell>
          <table:table-cell table:style-name="ce11" table:formula="of:=MIN([.C$4:.C$16])" office:value-type="float" office:value="588.99" calcext:value-type="float">
            <text:p>588,99</text:p>
          </table:table-cell>
          <table:table-cell table:style-name="ce11" table:formula="of:=MIN([.D$4:.D$16])" office:value-type="float" office:value="11635.52" calcext:value-type="float">
            <text:p>11.635,52</text:p>
          </table:table-cell>
          <table:table-cell table:style-name="ce11" table:formula="of:=MIN([.E$4:.E$16])" office:value-type="float" office:value="581.776" calcext:value-type="float">
            <text:p>581,78</text:p>
          </table:table-cell>
          <table:table-cell table:style-name="ce11" table:formula="of:=MIN([.F$4:.F$16])" office:value-type="float" office:value="2321.28624" calcext:value-type="float">
            <text:p>2.321,29</text:p>
          </table:table-cell>
          <table:table-cell table:style-name="ce11" table:formula="of:=MIN([.G$4:.G$16])" office:value-type="float" office:value="13375.03024" calcext:value-type="float">
            <text:p>13.375,03</text:p>
          </table:table-cell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DejaVu 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DejaVu Sans" style:font-family-asian="'DejaVu Sans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-</number:text>
      <number:number number:decimal-places="0" number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143">
      <number:number number:decimal-places="0" number:min-decimal-places="0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6:19:17.51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501</meta:initial-creator>
    <meta:creation-date>2006-04-20T17:40:09</meta:creation-date>
    <dc:date>2025-04-09T16:29:37.508000000</dc:date>
    <meta:editing-cycles>1</meta:editing-cycles>
    <meta:editing-duration>PT10M20S</meta:editing-duration>
    <meta:document-statistic meta:table-count="1" meta:cell-count="13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